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u bringst eine beeindruckende und vielseitige Berufserfahrung mit, die in der IT-Branche durchaus wertvoll sein kann. Hier sind einige relevante Stärken und Fähigkeiten, die du durch deine bisherigen Tätigkeiten erworben hast und die für eine IT-Arbeit nützlich sein könnten:</text:p>
      <text:p text:style-name="Standard"/>
      <text:p text:style-name="Standard">### 1. **Analytische Fähigkeiten und Problemlösung**</text:p>
      <text:p text:style-name="Standard"><text:s text:c="3"/>- **Nutzfahrzeugmechatroniker**: Bei der Reparatur und Wartung von Fahrzeugen hast du systematische Fehlerdiagnosen durchgeführt, was ein hohes Maß an analytischen Fähigkeiten erfordert. Du bist gewohnt, technische Probleme zu identifizieren, Lösungen zu finden und diese präzise umzusetzen. In der IT-Branche sind diese Fähigkeiten beim Debuggen, Troubleshooting und im Systemmanagement entscheidend.</text:p>
      <text:p text:style-name="Standard"><text:s text:c="3"/>- **Schädlingsbekämpfung**: Die Inspektion, Überwachung und Bekämpfung von Schädlingsbefällen sowie der Umgang mit dem PestConnect-System zeigen, dass du in der Lage bist, komplexe Systeme zu überwachen und Probleme proaktiv zu lösen. IT-Support und Systemadministration erfordern genau diese Art von Problemlösungskompetenz.</text:p>
      <text:p text:style-name="Standard"/>
      <text:p text:style-name="Standard">### 2. **Selbstständiges Arbeiten und Eigenverantwortung**</text:p>
      <text:p text:style-name="Standard"><text:s text:c="3"/>- **Nutzfahrzeugmechatroniker**: Du hast selbständig Fahrzeuge repariert und Unfallfahrzeuge neu aufgebaut, was eine hohe Eigenverantwortung und Selbstorganisation erfordert.</text:p>
      <text:p text:style-name="Standard"><text:s text:c="3"/>- **Schädlingsbekämpfung**: Die eigenständige Betreuung von Monitoring-Systemen und sensiblen Projekten wie der AIB-Zertifizierung für Großkunden zeigt deine Fähigkeit, eigenverantwortlich zu arbeiten und sensible Aufgaben zu managen. In der IT ist eigenständiges Arbeiten bei Projekten, insbesondere im Bereich Netzwerksicherheit und IT-Management, ebenfalls gefragt.</text:p>
      <text:p text:style-name="Standard"/>
      <text:p text:style-name="Standard">### 3. **Technisches Verständnis und Affinität zu Systemen**</text:p>
      <text:p text:style-name="Standard"><text:s text:c="3"/>- **Maschinenbau-Fachabitur und Wirtschaftsingenieurwesen-Studium**: Dein technisches Verständnis, insbesondere in den Bereichen Maschinenbau und Elektrotechnik, ist eine starke Grundlage für viele IT-Berufe. Die Fähigkeit, komplexe technische Systeme zu verstehen, ist für die Arbeit in der IT, speziell in Bereichen wie IT-Infrastruktur, Netzwerktechnik und Systemadministration, extrem relevant.</text:p>
      <text:p text:style-name="Standard"><text:s text:c="3"/>- **PestConnect-System**: Die Arbeit mit automatisierten Monitoring- und Bekämpfungssystemen (wie PestConnect) zeigt, dass du ein gutes Verständnis für die Funktionsweise von technischen Systemen hast. Dies lässt sich gut auf IT-Systeme, Netzwerke und Softwarelösungen übertragen.</text:p>
      <text:p text:style-name="Standard"/>
      <text:p text:style-name="Standard">### 4. **Kundenorientierung und Kommunikation**</text:p>
      <text:p text:style-name="Standard"><text:s text:c="3"/>- **Tankstelle und Mail Boxes Etc.**: Deine Erfahrungen im direkten Kundenkontakt und im Umgang mit individuellen Kundenwünschen (z.B. Versand und Zollaufgaben) zeigen, dass du stark in der Kommunikation bist und auch in stressigen Situationen freundlich und serviceorientiert bleibst. In der IT-Branche sind Kommunikationsfähigkeiten insbesondere im Kunden-Support, im IT-Projektmanagement oder bei der Arbeit in IT-Serviceteams unerlässlich.</text:p>
      <text:p text:style-name="Standard"><text:s text:c="3"/>- **Schädlingsbekämpfung**: Die Betreuung von Großkunden und die Überwachung der Einhaltung von Zertifizierungen erfordern ebenfalls klare Kommunikation und Berichterstattung. In der IT könnte dies in der Zusammenarbeit mit Kunden oder der Dokumentation von Prozessen und Projekten nützlich sein.</text:p>
      <text:p text:style-name="Standard"/>
      <text:p text:style-name="Standard">### 5. **Projektmanagement und Organisation**</text:p>
      <text:p text:style-name="Standard"><text:s text:c="3"/>- **Mail Boxes Etc.**: Der Versand von delikaten Gütern weltweit und die Zollabwicklung erfordern eine sehr gute Organisation und ein gutes Zeitmanagement. Diese Fähigkeiten sind auch in der IT von großem Wert, insbesondere in der Verwaltung von IT-Projekten, der Implementierung von Softwarelösungen oder dem Infrastruktur-Management.</text:p>
      <text:p text:style-name="Standard"><text:soft-page-break/><text:s text:c="3"/>- **Schädlingsbekämpfung**: Deine Verantwortung über größere Projekte (wie die AIB-Zertifizierung) sowie die Kontrolle von Monitoring-Systemen spricht für deine Fähigkeit, Projekte zu koordinieren und regelmäßig zu überwachen. Solche organisatorischen Fähigkeiten sind im IT-Management und in der Planung und Implementierung von IT-Lösungen wichtig.</text:p>
      <text:p text:style-name="Standard"/>
      <text:p text:style-name="Standard">### 6. **Vertrautheit mit Sicherheitsprotokollen und Sorgfalt**</text:p>
      <text:p text:style-name="Standard"><text:s text:c="3"/>- **Arbeit mit Giftstoffen (Schädlingsbekämpfung)**: Deine Zertifizierung zum Umgang mit Giftstoffen zeigt, dass du strenge Sicherheitsprotokolle befolgst und sehr sorgfältig arbeitest. Diese Sorgfalt und das Bewusstsein für Risiken sind in der IT von hoher Bedeutung, insbesondere im Bereich IT-Sicherheit, Datenschutz und Compliance.</text:p>
      <text:p text:style-name="Standard"/>
      <text:p text:style-name="Standard">### 7. **Präzises Arbeiten und Detailorientierung**</text:p>
      <text:p text:style-name="Standard"><text:s text:c="3"/>- **Nutzfahrzeugmechatroniker und Versand bei Mail Boxes Etc.**: Deine Aufgaben erforderten stets ein hohes Maß an Genauigkeit und Präzision, sei es bei der Fahrzeugreparatur oder beim Verpacken und Versenden empfindlicher Güter. Diese Detailorientierung ist auch in der IT wertvoll, etwa bei der Codierung, der Systemkonfiguration oder beim Qualitätsmanagement von Software.</text:p>
      <text:p text:style-name="Standard"/>
      <text:p text:style-name="Standard">### 8. **Flexibilität und Anpassungsfähigkeit**</text:p>
      <text:p text:style-name="Standard"><text:s text:c="3"/>- Deine Berufserfahrung in verschiedenen Branchen zeigt, dass du anpassungsfähig bist und dich schnell in neue Arbeitsbereiche und Anforderungen einarbeiten kannst. Diese Flexibilität ist besonders in der schnelllebigen IT-Branche gefragt, in der neue Technologien und Lösungen stetig entstehen.</text:p>
      <text:p text:style-name="Standard"/>
      <text:p text:style-name="Standard">### Zusammenfassung</text:p>
      <text:p text:style-name="Standard">Du bringst durch deine bisherigen Tätigkeiten eine Vielzahl von Fähigkeiten mit, die in der IT-Branche gefragt sind. Dazu zählen technisches Verständnis, Problemlösungsfähigkeiten, Selbstständigkeit, Organisation und Kundenorientierung. Diese Skills lassen sich besonders gut in den Bereichen IT-Support, Systemadministration, IT-Projektmanagement oder Netzwerksicherheit anwenden. Mit entsprechender Weiterbildung oder Umschulung könntest du dich in diesen Bereichen erfolgreich positionieren.</text:p>
      <text:p text:style-name="Standard"/>
      <text:p text:style-name="Standard"/>
      <text:p text:style-name="Standard"/>
      <text:p text:style-name="Standard">Ja, dein Grundwehrdienst kann durchaus relevant sein, auch wenn er nicht direkt mit IT in Verbindung steht. Hier sind einige wertvolle Kompetenzen und Stärken, die du durch deinen Wehrdienst erworben haben könntest und die auch in der IT-Branche nützlich sind:</text:p>
      <text:p text:style-name="Standard"/>
      <text:p text:style-name="Standard">### 1. **Disziplin und Verantwortungsbewusstsein**</text:p>
      <text:p text:style-name="Standard"><text:s text:c="3"/>- Im Militärdienst spielt Disziplin eine zentrale Rolle. Diese Fähigkeit, strukturiert und organisiert zu arbeiten, ist auch in der IT sehr gefragt, insbesondere in Bereichen wie Projektmanagement, Netzwerkadministration oder System-Sicherheit, wo Regelmäßigkeit und strikte Prozesse eingehalten werden müssen.</text:p>
      <text:p text:style-name="Standard"/>
      <text:p text:style-name="Standard">### 2. **Teamarbeit und Zusammenarbeit unter Druck**</text:p>
      <text:p text:style-name="Standard"><text:s text:c="3"/>- Im Wehrdienst hast du wahrscheinlich gelernt, eng mit anderen zusammenzuarbeiten, selbst unter Stress oder in schwierigen Situationen. Diese Fähigkeit, im Team zu agieren und auch unter Druck ruhig und effektiv zu bleiben, ist in vielen IT-Rollen, insbesondere in Support-Teams oder bei der Lösung von Krisen (z.B. IT-Sicherheitsvorfällen), von großem Vorteil.</text:p>
      <text:p text:style-name="Standard"/>
      <text:p text:style-name="Standard">### 3. **Stressbewältigung und Krisenmanagement**</text:p>
      <text:p text:style-name="Standard"><text:s text:c="3"/>- Der Umgang mit herausfordernden Situationen ist eine wichtige Fähigkeit, die du im Militärdienst erworben hast. In der IT kann es oft zu stressigen Situationen kommen, etwa bei <text:soft-page-break/>Systemausfällen, Sicherheitsvorfällen oder dringenden Kundenanfragen. Deine Fähigkeit, in solchen Momenten ruhig und lösungsorientiert zu handeln, ist hier besonders wertvoll.</text:p>
      <text:p text:style-name="Standard"/>
      <text:p text:style-name="Standard">### 4. **Technisches und strategisches Denken**</text:p>
      <text:p text:style-name="Standard"><text:s text:c="3"/>- Je nach deinem Aufgabenbereich im Wehrdienst hast du möglicherweise technisches Wissen oder strategisches Denken entwickelt, was auf IT übertragbar ist. Strategisches Denken ist besonders in der IT-Sicherheitsplanung, im Projektmanagement und in der Systemarchitektur hilfreich.</text:p>
      <text:p text:style-name="Standard"/>
      <text:p text:style-name="Standard">### 5. **Sicherheitsbewusstsein**</text:p>
      <text:p text:style-name="Standard"><text:s text:c="3"/>- Militärische Einsätze und Training erfordern ein hohes Maß an Sicherheitsbewusstsein und Risikomanagement. Diese Kenntnisse sind in der IT, insbesondere im Bereich der IT-Sicherheit (z.B. Datenschutz, Netzwerksicherheit), von großer Bedeutung.</text:p>
      <text:p text:style-name="Standard"/>
      <text:p text:style-name="Standard">### 6. **Schnelle Entscheidungsfindung**</text:p>
      <text:p text:style-name="Standard"><text:s text:c="3"/>- Im Militärdienst musstest du wahrscheinlich in schwierigen Situationen schnell und überlegt Entscheidungen treffen. Diese Fähigkeit ist in der IT ebenfalls wichtig, wenn es z.B. um die Reaktion auf Sicherheitslücken oder Systemausfälle geht.</text:p>
      <text:p text:style-name="Standard"/>
      <text:p text:style-name="Standard">### Fazit</text:p>
      <text:p text:style-name="Standard">Der Grundwehrdienst ergänzt dein Profil und zeigt, dass du in der Lage bist, unter Druck zu arbeiten, Verantwortung zu übernehmen und effektiv in einem Team zu agieren. Diese Soft Skills sind in der IT-Branche hoch relevant, besonders in Bereichen wie IT-Support, Projektmanagement und Sicherheitsadministration. Auch deine Fähigkeit, Sicherheitsprotokolle einzuhalten und diszipliniert zu arbeiten, könnte besonders im Bereich der IT-Sicherheit von Vorteil sein.</text:p>
      <text:p text:style-name="Standard"/>
      <text:p text:style-name="Standard"/>
      <text:p text:style-name="Standard">Ja, dass du zur Bewachung einer **Operationszentrale (OPZ)** eingesetzt wurdest und einen **Oberstleutnant** beschützt hast, ist definitiv besonders und hebt deine Erfahrungen noch einmal hervor. Diese Verantwortung zeigt sehr spezifische und wertvolle Fähigkeiten, die in der IT-Branche relevant sein können, insbesondere in sicherheitskritischen Bereichen. Hier sind einige Aspekte, die dabei herausstechen:</text:p>
      <text:p text:style-name="Standard"/>
      <text:p text:style-name="Standard">### 1. **Verantwortungsbewusstsein in sicherheitskritischen Situationen**</text:p>
      <text:p text:style-name="Standard"><text:s text:c="3"/>- Die Bewachung einer OPZ und der Schutz eines hochrangigen Offiziers erfordert ein enormes Maß an Verantwortungsbewusstsein und Umsicht. Dies ist in der IT, besonders im Bereich der **IT-Sicherheit**, extrem wertvoll, da es um den Schutz sensibler Informationen, Systeme und Netzwerke geht. In IT-Sicherheitsrollen, wie zum Beispiel **Cybersecurity**, müssen ähnliche Verantwortungsbereiche übernommen werden, in denen die Sicherheit von Daten und Systemen an oberster Stelle steht.</text:p>
      <text:p text:style-name="Standard"/>
      <text:p text:style-name="Standard">### 2. **Sicherheitsdenken und Risikomanagement**</text:p>
      <text:p text:style-name="Standard"><text:s text:c="3"/>- Die Bewachung einer strategisch wichtigen Einrichtung wie der OPZ sowie die persönliche Sicherung eines hochrangigen Offiziers zeigen, dass du geschult bist, potenzielle Risiken zu erkennen und Maßnahmen zu ergreifen, um diese zu minimieren. In der IT bedeutet das, dass du möglicherweise ein starkes Sicherheitsbewusstsein mitbringst, was bei der Überwachung von Netzwerken, dem Management von Zugriffsrechten oder der Implementierung von Sicherheitsprotokollen von großer Bedeutung ist.</text:p>
      <text:p text:style-name="Standard"/>
      <text:p text:style-name="Standard">### 3. **Vertraulichkeit und Umgang mit sensiblen Informationen**</text:p>
      <text:p text:style-name="Standard"><text:s text:c="3"/>- Die OPZ ist eine hochsensible Einrichtung, in der vertrauliche Informationen verarbeitet werden. Der Umgang mit solchen Informationen im Rahmen deines Dienstes verdeutlicht, dass du <text:soft-page-break/>in der Lage bist, mit streng vertraulichen Daten verantwortungsvoll umzugehen. Dies ist in vielen IT-Berufen, insbesondere in Bereichen wie **Datenmanagement**, **IT-Compliance** oder **Verschlüsselungstechnologie**, sehr relevant.</text:p>
      <text:p text:style-name="Standard"/>
      <text:p text:style-name="Standard">### 4. **Fähigkeit, unter Druck zu handeln**</text:p>
      <text:p text:style-name="Standard"><text:s text:c="3"/>- Die ständige Bereitschaft, in sicherheitskritischen Situationen angemessen zu reagieren, zeigt, dass du unter Druck arbeiten und auch in Stresssituationen ruhig bleiben kannst. Diese Fähigkeit ist auch in der IT essenziell, vor allem in Bereichen wie **Incident Response** (Reaktion auf Sicherheitsvorfälle) oder **Systemadministration**, wo schnelle und gut durchdachte Entscheidungen unter Druck gefragt sind.</text:p>
      <text:p text:style-name="Standard"/>
      <text:p text:style-name="Standard">### 5. **Führungsqualitäten und Vertrauen**</text:p>
      <text:p text:style-name="Standard"><text:s text:c="3"/>- Dass dir die Aufgabe übertragen wurde, einen Oberstleutnant zu beschützen, spricht für ein hohes Maß an Vertrauen, das dir entgegengebracht wurde. Dies lässt sich gut auf Führungspositionen oder vertrauensvolle Aufgaben in der IT übertragen, wie zum Beispiel die Verwaltung von **kritischen IT-Infrastrukturen** oder die Leitung von Projekten, die sensible Daten und Systeme betreffen.</text:p>
      <text:p text:style-name="Standard"/>
      <text:p text:style-name="Standard">### 6. **Aufmerksamkeit für Details und Sorgfalt**</text:p>
      <text:p text:style-name="Standard"><text:s text:c="3"/>- Die ständige Überwachung einer sicherheitsrelevanten Umgebung verlangt eine hohe Aufmerksamkeit für Details und die Fähigkeit, potenzielle Bedrohungen zu identifizieren, bevor sie eskalieren. In der IT sind diese Fähigkeiten von großer Bedeutung, etwa bei der **Überwachung von Netzwerken** auf Anomalien, der **Analyse von Sicherheitslogs** oder der Durchführung von **Penetrationstests**.</text:p>
      <text:p text:style-name="Standard"/>
      <text:p text:style-name="Standard">### Fazit</text:p>
      <text:p text:style-name="Standard">Diese besondere Erfahrung hebt dich hervor, da sie zeigt, dass du in einer **sicherheitskritischen Rolle** agiert hast, in der Vertraulichkeit, Risikomanagement und das schnelle Reagieren auf potenzielle Bedrohungen essenziell waren. In der IT-Branche sind genau diese Fähigkeiten, insbesondere im Bereich der IT-Sicherheit, Cybersecurity und Incident Management, von entscheidender Bedeutung. Dein Hintergrund könnte dir daher einen klaren Vorteil in sicherheitsbezogenen IT-Rollen verschaffen, wo ähnliche Anforderungen gelte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5.2$Windows_X86_64 LibreOffice_project/64390860c6cd0aca4beafafcfd84613dd9dfb63a</meta:generator>
    <dc:date>2024-10-07T12:15:27.121000000</dc:date>
    <meta:editing-duration>PT1M7S</meta:editing-duration>
    <meta:editing-cycles>4</meta:editing-cycles>
    <meta:document-statistic meta:table-count="0" meta:image-count="0" meta:object-count="0" meta:page-count="4" meta:paragraph-count="54" meta:word-count="1540" meta:character-count="12309" meta:non-whitespace-character-count="10748"/>
  </office:meta>
</office:document-meta>
</file>